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e7d" officeooo:paragraph-rsid="00126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0:45:26.426387634</meta:creation-date>
    <dc:date>2025-06-06T10:47:44.237814327</dc:date>
    <meta:editing-duration>PT2M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